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0.546" calcext:value-type="float">
            <text:p>0.5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5]+[.$B$6]*LN([.D5]-[.$B$7])" office:value-type="float" office:value="1.04248979929814" calcext:value-type="float">
            <text:p>1.04248979929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0.245" calcext:value-type="float">
            <text:p>0.24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5]+[.$B$6]*LN([.D6]-[.$B$7])" office:value-type="float" office:value="1.09981018541586" calcext:value-type="float">
            <text:p>1.09981018541586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0.4126" calcext:value-type="float">
            <text:p>0.4126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[.$B$5]+[.$B$6]*LN([.D7]-[.$B$7])" office:value-type="float" office:value="2.54529808692947" calcext:value-type="float">
            <text:p>2.5452980869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formula="of:=[.E5]^2+[.E6]^2+[.E7]^2" office:value-type="float" office:value="8.77490977691195" calcext:value-type="float">
            <text:p>8.77490977691195</text:p>
          </table:table-cell>
          <table:table-cell table:style-name="ce1"/>
        </table:table-row>
        <table:named-expressions>
          <table:named-range table:name="solver_adj" table:base-cell-address="$Sheet1.$A$1" table:cell-range-address=".$B$5:.$B$7"/>
          <table:named-expression table:name="solver_asr" table:base-cell-address="$Sheet1.$A$1" table:expression="0"/>
          <table:named-expression table:name="solver_bbd" table:base-cell-address="$Sheet1.$A$1" table:expression="1"/>
          <table:named-expression table:name="solver_ccoeff" table:base-cell-address="$Sheet1.$A$1" table:expression="0"/>
          <table:named-expression table:name="solver_cog" table:base-cell-address="$Sheet1.$A$1" table:expression="0"/>
          <table:named-expression table:name="solver_crpb" table:base-cell-address="$Sheet1.$A$1" table:expression="0"/>
          <table:named-expression table:name="solver_eng" table:base-cell-address="$Sheet1.$A$1" table:expression="2"/>
          <table:named-expression table:name="solver_eps" table:base-cell-address="$Sheet1.$A$1" table:expression="0"/>
          <table:named-expression table:name="solver_int" table:base-cell-address="$Sheet1.$A$1" table:expression="0"/>
          <table:named-expression table:name="solver_lo_eng" table:base-cell-address="$Sheet1.$A$1" table:expression="&quot;com.sun.star.comp.Calc.LpsolveSolver&quot;"/>
          <table:named-expression table:name="solver_mtpb" table:base-cell-address="$Sheet1.$A$1" table:expression="0"/>
          <table:named-expression table:name="solver_neg" table:base-cell-address="$Sheet1.$A$1" table:expression="2"/>
          <table:named-expression table:name="solver_num" table:base-cell-address="$Sheet1.$A$1" table:expression="0"/>
          <table:named-range table:name="solver_opt" table:base-cell-address="$Sheet1.$A$1" table:cell-range-address=".$E$9"/>
          <table:named-expression table:name="solver_smax" table:base-cell-address="$Sheet1.$A$1" table:expression="0"/>
          <table:named-expression table:name="solver_smin" table:base-cell-address="$Sheet1.$A$1" table:expression="0"/>
          <table:named-expression table:name="solver_soc" table:base-cell-address="$Sheet1.$A$1" table:expression="0"/>
          <table:named-expression table:name="solver_stol" table:base-cell-address="$Sheet1.$A$1" table:expression="0"/>
          <table:named-expression table:name="solver_tim" table:base-cell-address="$Sheet1.$A$1" table:expression="100"/>
          <table:named-expression table:name="solver_typ" table:base-cell-address="$Sheet1.$A$1" table:expression="2"/>
          <table:named-expression table:name="solver_vrt" table:base-cell-address="$Sheet1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9:57:12.081475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9:40:34.342014880</meta:creation-date>
    <dc:date>2025-04-05T19:57:46.850661318</dc:date>
    <meta:editing-duration>PT3M38S</meta:editing-duration>
    <meta:editing-cycles>2</meta:editing-cycles>
    <meta:generator>LibreOffice/24.2.7.2$Linux_X86_64 LibreOffice_project/420$Build-2</meta:generator>
    <meta:document-statistic meta:table-count="1" meta:cell-count="20" meta:object-count="0"/>
  </office:meta>
</office:document-meta>
</file>